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shapes>
          <draw:frame draw:z-index="0" draw:style-name="gr1" draw:text-style-name="P1" svg:width="159.99mm" svg:height="89.99mm" svg:x="92.85mm" svg:y="5.27mm">
            <draw:object draw:notify-on-update-of-ranges="Resumo.A2:Resumo.A2 Resumo.A3:Resumo.A6 Resumo.B2:Resumo.B2 Resumo.B3:Resumo.B6 Resumo.C2:Resumo.C2 Resumo.C3:Resumo.C6 Resumo.D2:Resumo.D2 Resumo.D3:Resumo.D6 Resumo.E2:Resumo.E2 Resumo.E3:Resumo.E6 Resumo.F2:Resumo.F2 Resumo.F3:Resumo.F6 Resumo.G2:Resumo.G2 Resumo.G3:Resumo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est Resumo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Jooq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Data Jpa</text:p>
          </table:table-cell>
          <table:table-cell table:style-name="ce2" office:value-type="string" calcext:value-type="string">
            <text:p>Data Jdbc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6" table:formula="of:=AVERAGE([.B22];[.B31];[.B39])" office:value-type="float" office:value="184.666666666667" calcext:value-type="float">
            <text:p>185</text:p>
          </table:table-cell>
          <table:table-cell table:style-name="ce6" table:formula="of:=AVERAGE([.C22];[.C31];[.C39])" office:value-type="float" office:value="421" calcext:value-type="float">
            <text:p>421</text:p>
          </table:table-cell>
          <table:table-cell table:style-name="ce6" table:formula="of:=AVERAGE([.D22];[.D31];[.D39])" office:value-type="float" office:value="159.666666666667" calcext:value-type="float">
            <text:p>160</text:p>
          </table:table-cell>
          <table:table-cell table:style-name="ce6" table:formula="of:=AVERAGE([.E22];[.E31];[.E39])" office:value-type="float" office:value="234.666666666667" calcext:value-type="float">
            <text:p>235</text:p>
          </table:table-cell>
          <table:table-cell table:style-name="ce6" table:formula="of:=AVERAGE([.F22];[.F31];[.F39])" office:value-type="float" office:value="273" calcext:value-type="float">
            <text:p>273</text:p>
          </table:table-cell>
          <table:table-cell table:style-name="ce6" table:formula="of:=AVERAGE([.G22];[.G31];[.G39])" office:value-type="float" office:value="92" calcext:value-type="float">
            <text:p>92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6" table:formula="of:=AVERAGE([.B23];[.B32];[.B40])" office:value-type="float" office:value="131.333333333333" calcext:value-type="float">
            <text:p>131</text:p>
          </table:table-cell>
          <table:table-cell table:style-name="ce6" table:formula="of:=AVERAGE([.C23];[.C32];[.C40])" office:value-type="float" office:value="197.333333333333" calcext:value-type="float">
            <text:p>197</text:p>
          </table:table-cell>
          <table:table-cell table:style-name="ce6" table:formula="of:=AVERAGE([.D23];[.D32];[.D40])" office:value-type="float" office:value="128.333333333333" calcext:value-type="float">
            <text:p>128</text:p>
          </table:table-cell>
          <table:table-cell table:style-name="ce6" table:formula="of:=AVERAGE([.E23];[.E32];[.E40])" office:value-type="float" office:value="211" calcext:value-type="float">
            <text:p>211</text:p>
          </table:table-cell>
          <table:table-cell table:style-name="ce6" table:formula="of:=AVERAGE([.F23];[.F32];[.F40])" office:value-type="float" office:value="199" calcext:value-type="float">
            <text:p>199</text:p>
          </table:table-cell>
          <table:table-cell table:style-name="ce6" table:formula="of:=AVERAGE([.G23];[.G32];[.G40])" office:value-type="float" office:value="66.66666666666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6" table:formula="of:=AVERAGE([.B24];[.B33];[.B41])" office:value-type="float" office:value="133.333333333333" calcext:value-type="float">
            <text:p>133</text:p>
          </table:table-cell>
          <table:table-cell table:style-name="ce6" table:formula="of:=AVERAGE([.C24];[.C33];[.C41])" office:value-type="float" office:value="210.333333333333" calcext:value-type="float">
            <text:p>210</text:p>
          </table:table-cell>
          <table:table-cell table:style-name="ce6" table:formula="of:=AVERAGE([.D24];[.D33];[.D41])" office:value-type="float" office:value="136.666666666667" calcext:value-type="float">
            <text:p>137</text:p>
          </table:table-cell>
          <table:table-cell table:style-name="ce6" table:formula="of:=AVERAGE([.E24];[.E33];[.E41])" office:value-type="float" office:value="223" calcext:value-type="float">
            <text:p>223</text:p>
          </table:table-cell>
          <table:table-cell table:style-name="ce6" table:formula="of:=AVERAGE([.F24];[.F33];[.F41])" office:value-type="float" office:value="211" calcext:value-type="float">
            <text:p>211</text:p>
          </table:table-cell>
          <table:table-cell table:style-name="ce6" table:formula="of:=AVERAGE([.G24];[.G33];[.G41])"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6" table:formula="of:=AVERAGE([.B25];[.B34];[.B42])" office:value-type="float" office:value="165.666666666667" calcext:value-type="float">
            <text:p>166</text:p>
          </table:table-cell>
          <table:table-cell table:style-name="ce6" table:formula="of:=AVERAGE([.C25];[.C34];[.C42])" office:value-type="float" office:value="276.666666666667" calcext:value-type="float">
            <text:p>277</text:p>
          </table:table-cell>
          <table:table-cell table:style-name="ce6" table:formula="of:=AVERAGE([.D25];[.D34];[.D42])" office:value-type="float" office:value="147.333333333333" calcext:value-type="float">
            <text:p>147</text:p>
          </table:table-cell>
          <table:table-cell table:style-name="ce6" table:formula="of:=AVERAGE([.E25];[.E34];[.E42])" office:value-type="float" office:value="226.333333333333" calcext:value-type="float">
            <text:p>226</text:p>
          </table:table-cell>
          <table:table-cell table:style-name="ce6" table:formula="of:=AVERAGE([.F25];[.F34];[.F42])" office:value-type="float" office:value="245.333333333333" calcext:value-type="float">
            <text:p>245</text:p>
          </table:table-cell>
          <table:table-cell table:style-name="ce6" table:formula="of:=AVERAGE([.G25];[.G34];[.G42])" office:value-type="float" office:value="77.6666666666667" calcext:value-type="float">
            <text:p>78</text:p>
          </table:table-cell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Jooq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Data Jpa</text:p>
          </table:table-cell>
          <table:table-cell table:style-name="ce2" office:value-type="string" calcext:value-type="string">
            <text:p>Data Jdbc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55" calcext:value-type="float">
            <text:p>155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49" calcext:value-type="float">
            <text:p>149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67" calcext:value-type="float">
            <text:p>16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est 2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Jooq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Data Jpa</text:p>
          </table:table-cell>
          <table:table-cell table:style-name="ce2" office:value-type="string" calcext:value-type="string">
            <text:p>Data Jdbc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21" calcext:value-type="float">
            <text:p>32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44" calcext:value-type="float">
            <text:p>144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4" calcext:value-type="float">
            <text:p>144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27" calcext:value-type="float">
            <text:p>127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31" calcext:value-type="float">
            <text:p>13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90" calcext:value-type="float">
            <text:p>19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37" calcext:value-type="float">
            <text:p>13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Test 3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Jooq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Data Jpa</text:p>
          </table:table-cell>
          <table:table-cell table:style-name="ce2" office:value-type="string" calcext:value-type="string">
            <text:p>Data Jdbc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08:42:26.0963870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12:30.381131469</meta:creation-date>
    <dc:date>2023-05-30T09:32:49.550921144</dc:date>
    <meta:editing-duration>PT5H39M21S</meta:editing-duration>
    <meta:editing-cycles>58</meta:editing-cycles>
    <meta:generator>LibreOffice/6.0.7.3$Linux_X86_64 LibreOffice_project/00m0$Build-3</meta:generator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2.956cm" style:legend-expansion="high" chart:style-name="ch2"/>
        <chart:plot-area chart:style-name="ch3" table:cell-range-address="Resumo.A2:Resumo.G6" chart:data-source-has-labels="both" svg:x="0.32cm" svg:y="0.18cm" svg:width="13.044cm" svg:height="8.64cm">
          <chartooo:coordinate-region svg:x="1.127cm" svg:y="0.379cm" svg:width="12.237cm" svg:height="7.794cm"/>
          <chart:axis chart:dimension="x" chart:name="primary-x" chart:style-name="ch4" chartooo:axis-type="auto">
            <chartooo:date-scale/>
            <chart:categories table:cell-range-address="Resumo.A3:Resumo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o.B3:Resumo.B6" chart:label-cell-address="Resumo.B2:Resumo.B2" chart:class="chart:bar">
            <chart:data-point chart:repeated="4"/>
          </chart:series>
          <chart:series chart:style-name="ch8" chart:values-cell-range-address="Resumo.C3:Resumo.C6" chart:label-cell-address="Resumo.C2:Resumo.C2" chart:class="chart:bar">
            <chart:data-point chart:repeated="4"/>
          </chart:series>
          <chart:series chart:style-name="ch9" chart:values-cell-range-address="Resumo.D3:Resumo.D6" chart:label-cell-address="Resumo.D2:Resumo.D2" chart:class="chart:bar">
            <chart:data-point chart:repeated="4"/>
          </chart:series>
          <chart:series chart:style-name="ch10" chart:values-cell-range-address="Resumo.E3:Resumo.E6" chart:label-cell-address="Resumo.E2:Resumo.E2" chart:class="chart:bar">
            <chart:data-point chart:repeated="4"/>
          </chart:series>
          <chart:series chart:style-name="ch11" chart:values-cell-range-address="Resumo.F3:Resumo.F6" chart:label-cell-address="Resumo.F2:Resumo.F2" chart:class="chart:bar">
            <chart:data-point chart:repeated="4"/>
          </chart:series>
          <chart:series chart:style-name="ch12" chart:values-cell-range-address="Resumo.G3:Resumo.G6" chart:label-cell-address="Resumo.G2:Resumo.G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I</text:p>
                <draw:g>
                  <svg:desc>Resumo.B2:Resumo.B2</svg:desc>
                </draw:g>
              </table:table-cell>
              <table:table-cell office:value-type="string">
                <text:p>Jooq</text:p>
                <draw:g>
                  <svg:desc>Resumo.C2:Resumo.C2</svg:desc>
                </draw:g>
              </table:table-cell>
              <table:table-cell office:value-type="string">
                <text:p>Jdbc</text:p>
                <draw:g>
                  <svg:desc>Resumo.D2:Resumo.D2</svg:desc>
                </draw:g>
              </table:table-cell>
              <table:table-cell office:value-type="string">
                <text:p>Data Jpa</text:p>
                <draw:g>
                  <svg:desc>Resumo.E2:Resumo.E2</svg:desc>
                </draw:g>
              </table:table-cell>
              <table:table-cell office:value-type="string">
                <text:p>Data Jdbc</text:p>
                <draw:g>
                  <svg:desc>Resumo.F2:Resumo.F2</svg:desc>
                </draw:g>
              </table:table-cell>
              <table:table-cell office:value-type="string">
                <text:p>Mybatis</text:p>
                <draw:g>
                  <svg:desc>Resumo.G2:Resumo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Resumo.A3:Resumo.A6</svg:desc>
                </draw:g>
              </table:table-cell>
              <table:table-cell office:value-type="float" office:value="184.666666666667">
                <text:p>184.666666666667</text:p>
                <draw:g>
                  <svg:desc>Resumo.B3:Resumo.B6</svg:desc>
                </draw:g>
              </table:table-cell>
              <table:table-cell office:value-type="float" office:value="421">
                <text:p>421</text:p>
                <draw:g>
                  <svg:desc>Resumo.C3:Resumo.C6</svg:desc>
                </draw:g>
              </table:table-cell>
              <table:table-cell office:value-type="float" office:value="159.666666666667">
                <text:p>159.666666666667</text:p>
                <draw:g>
                  <svg:desc>Resumo.D3:Resumo.D6</svg:desc>
                </draw:g>
              </table:table-cell>
              <table:table-cell office:value-type="float" office:value="234.666666666667">
                <text:p>234.666666666667</text:p>
                <draw:g>
                  <svg:desc>Resumo.E3:Resumo.E6</svg:desc>
                </draw:g>
              </table:table-cell>
              <table:table-cell office:value-type="float" office:value="273">
                <text:p>273</text:p>
                <draw:g>
                  <svg:desc>Resumo.F3:Resumo.F6</svg:desc>
                </draw:g>
              </table:table-cell>
              <table:table-cell office:value-type="float" office:value="92">
                <text:p>92</text:p>
                <draw:g>
                  <svg:desc>Resumo.G3:Resumo.G6</svg:desc>
                </draw:g>
              </table:table-cell>
            </table:table-row>
            <table:table-row>
              <table:table-cell office:value-type="string">
                <text:p>FindById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211">
                <text:p>211</text:p>
              </table:table-cell>
              <table:table-cell office:value-type="float" office:value="199">
                <text:p>199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10.333333333333">
                <text:p>210.333333333333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276.666666666667">
                <text:p>276.666666666667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226.333333333333">
                <text:p>226.333333333333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77.6666666666667">
                <text:p>77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